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357cm" table:align="left" fo:background-color="transparent">
        <style:background-image/>
      </style:table-properties>
    </style:style>
    <style:style style:name="Table2.A" style:family="table-column">
      <style:table-column-properties style:column-width="3.394cm"/>
    </style:style>
    <style:style style:name="Table2.B" style:family="table-column">
      <style:table-column-properties style:column-width="16.963cm"/>
    </style:style>
    <style:style style:name="Table2.A1" style:family="table-cell">
      <style:table-cell-properties style:vertical-align="middle" fo:background-color="#ff7b59" fo:padding="0.097cm" fo:border-left="1.3pt solid #000000" fo:border-right="none" fo:border-top="2.3pt solid #000000" fo:border-bottom="2.3pt solid #000000">
        <style:background-image/>
      </style:table-cell-properties>
    </style:style>
    <style:style style:name="Table2.B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2.A2" style:family="table-cell">
      <style:table-cell-properties fo:background-color="#ffd8ce" fo:padding="0.097cm" fo:border-left="1.3pt solid #000000" fo:border-right="none" fo:border-top="none" fo:border-bottom="2.3pt solid #000000">
        <style:background-image/>
      </style:table-cell-properties>
    </style:style>
    <style:style style:name="Table2.B2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" fo:padding="0.097cm" fo:border="0.05pt solid #000000"/>
    </style:style>
    <style:style style:name="Table2.A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357cm" table:align="left" fo:background-color="transparent">
        <style:background-image/>
      </style:table-properties>
    </style:style>
    <style:style style:name="Table3.A" style:family="table-column">
      <style:table-column-properties style:column-width="9.805cm"/>
    </style:style>
    <style:style style:name="Table3.B" style:family="table-column">
      <style:table-column-properties style:column-width="10.552cm"/>
    </style:style>
    <style:style style:name="Table3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97cm" fo:border="0.05pt solid #000000"/>
    </style:style>
    <style:style style:name="Table3.3" style:family="table-row">
      <style:table-row-properties style:min-row-height="2.757cm" fo:background-color="transparent">
        <style:background-image/>
      </style:table-row-properties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="0.05pt solid #000000"/>
    </style:style>
    <style:style style:name="Table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9" style:family="table-cell">
      <style:table-cell-properties fo:padding="0.097cm" fo:border="0.05pt solid #000000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812ca7"/>
    </style:style>
    <style:style style:name="P2" style:family="paragraph" style:parent-style-name="Table_20_Contents">
      <style:paragraph-properties fo:margin-top="1.307cm" fo:margin-bottom="1.3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7a1c1" style:font-size-asian="12.6000003814697pt" style:font-weight-asian="normal" style:font-size-complex="14.3999996185303pt" style:font-weight-complex="normal"/>
    </style:style>
    <style:style style:name="P3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cebce" style:font-size-asian="12.6000003814697pt" style:font-weight-asian="normal" style:font-size-complex="14.3999996185303pt" style:font-weight-complex="normal"/>
    </style:style>
    <style:style style:name="P4" style:family="paragraph" style:parent-style-name="Table_20_Contents">
      <style:paragraph-properties fo:margin-top="1.207cm" fo:margin-bottom="1.207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f84aa0" style:font-size-asian="12.6000003814697pt" style:font-weight-asian="normal" style:font-size-complex="14.3999996185303pt" style:font-weight-complex="normal"/>
    </style:style>
    <style:style style:name="P5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ed1885" style:font-size-asian="12.6000003814697pt" style:font-weight-asian="normal" style:font-size-complex="14.3999996185303pt" style:font-weight-complex="normal"/>
    </style:style>
    <style:style style:name="P6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a43fd" style:font-size-asian="12.6000003814697pt" style:font-weight-asian="normal" style:font-size-complex="14.3999996185303pt" style:font-weight-complex="normal"/>
    </style:style>
    <style:style style:name="P7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eca39" style:font-size-asian="12.6000003814697pt" style:font-weight-asian="normal" style:font-size-complex="14.3999996185303pt" style:font-weight-complex="normal"/>
    </style:style>
    <style:style style:name="P8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eea5ae" style:font-size-asian="12.6000003814697pt" style:font-weight-asian="normal" style:font-size-complex="14.3999996185303pt" style:font-weight-complex="normal"/>
    </style:style>
    <style:style style:name="P9" style:family="paragraph" style:parent-style-name="Table_20_Contents">
      <style:paragraph-properties fo:margin-top="1.106cm" fo:margin-bottom="1.106cm" style:contextual-spacing="false" fo:text-align="start" style:justify-single-word="false"/>
      <style:text-properties fo:color="#000000" loext:opacity="100%" style:font-name="Calibri" fo:font-size="12pt" fo:font-weight="normal" officeooo:rsid="00ee059b" officeooo:paragraph-rsid="00ee059b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9ad8b" officeooo:paragraph-rsid="00e9ad8b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a0886" officeooo:paragraph-rsid="00ea0886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d1885" officeooo:paragraph-rsid="00ed1885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ea5ae" officeooo:paragraph-rsid="00eea5ae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f1596b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1596b" officeooo:paragraph-rsid="00f1596b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41923" officeooo:paragraph-rsid="00f41923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paragraph-rsid="00eea5ae"/>
    </style:style>
    <style:style style:name="P18" style:family="paragraph" style:parent-style-name="Standard">
      <style:text-properties officeooo:rsid="010070d5" officeooo:paragraph-rsid="010070d5"/>
    </style:style>
    <style:style style:name="P19" style:family="paragraph" style:parent-style-name="Standard">
      <style:text-properties officeooo:rsid="0103743a" officeooo:paragraph-rsid="0103743a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41923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margin-top="0.905cm" fo:margin-bottom="0.905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fcebce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margin-top="0.804cm" fo:margin-bottom="0.804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e9ad8b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99435" officeooo:paragraph-rsid="01099435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e5d31" officeooo:paragraph-rsid="010e5d31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4d070" officeooo:paragraph-rsid="0114d070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729e0" officeooo:paragraph-rsid="011729e0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729e0" officeooo:paragraph-rsid="011be14d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8bcf3" officeooo:paragraph-rsid="0118bcf3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d9292" officeooo:paragraph-rsid="011d9292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0b337" officeooo:paragraph-rsid="012230d6" style:font-size-asian="12.6000003814697pt" style:font-weight-asian="normal" style:font-size-complex="14.3999996185303pt" style:font-weight-complex="normal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684d3" officeooo:paragraph-rsid="012684d3" style:font-size-asian="12.6000003814697pt" style:font-weight-asian="normal" style:font-size-complex="14.3999996185303pt" style:font-weight-complex="normal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aa3d2" officeooo:paragraph-rsid="012aa3d2" style:font-size-asian="12.6000003814697pt" style:font-weight-asian="normal" style:font-size-complex="14.3999996185303pt" style:font-weight-complex="normal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bd84a" officeooo:paragraph-rsid="012bd84a" style:font-size-asian="12.6000003814697pt" style:font-weight-asian="normal" style:font-size-complex="14.3999996185303pt" style:font-weight-complex="normal"/>
    </style:style>
    <style:style style:name="P3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e4c8a" officeooo:paragraph-rsid="012e4c8a" style:font-size-asian="12.6000003814697pt" style:font-weight-asian="normal" style:font-size-complex="14.3999996185303pt" style:font-weight-complex="normal"/>
    </style:style>
    <style:style style:name="P3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bold" officeooo:rsid="010fb2a4" officeooo:paragraph-rsid="010fb2a4" style:font-size-asian="12.6000003814697pt" style:font-weight-asian="bold" style:font-size-complex="14.3999996185303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a0886" officeooo:paragraph-rsid="00ea0886" style:font-size-asian="16pt" style:font-weight-asian="bold" style:font-size-complex="16pt" style:font-weight-complex="bold"/>
    </style:style>
    <style:style style:name="T1" style:family="text">
      <style:text-properties officeooo:rsid="00e900c5"/>
    </style:style>
    <style:style style:name="T2" style:family="text">
      <style:text-properties officeooo:rsid="00ee059b"/>
    </style:style>
    <style:style style:name="T3" style:family="text">
      <style:text-properties officeooo:rsid="00f2b591"/>
    </style:style>
    <style:style style:name="T4" style:family="text">
      <style:text-properties officeooo:rsid="00f41923"/>
    </style:style>
    <style:style style:name="T5" style:family="text">
      <style:text-properties officeooo:rsid="00f5ff65"/>
    </style:style>
    <style:style style:name="T6" style:family="text">
      <style:text-properties officeooo:rsid="00f7a1c1"/>
    </style:style>
    <style:style style:name="T7" style:family="text">
      <style:text-properties officeooo:rsid="00e9ad8b"/>
    </style:style>
    <style:style style:name="T8" style:family="text">
      <style:text-properties officeooo:rsid="00f84aa0"/>
    </style:style>
    <style:style style:name="T9" style:family="text">
      <style:text-properties officeooo:rsid="00f853fd"/>
    </style:style>
    <style:style style:name="T10" style:family="text">
      <style:text-properties officeooo:rsid="00fa43fd"/>
    </style:style>
    <style:style style:name="T11" style:family="text">
      <style:text-properties officeooo:rsid="00fc00dd"/>
    </style:style>
    <style:style style:name="T12" style:family="text">
      <style:text-properties officeooo:rsid="00feca39"/>
    </style:style>
    <style:style style:name="T13" style:family="text">
      <style:text-properties style:text-position="super 58%"/>
    </style:style>
    <style:style style:name="T14" style:family="text">
      <style:text-properties officeooo:rsid="0104f9f1"/>
    </style:style>
    <style:style style:name="T15" style:family="text">
      <style:text-properties officeooo:rsid="01060a66"/>
    </style:style>
    <style:style style:name="T16" style:family="text">
      <style:text-properties officeooo:rsid="01064999"/>
    </style:style>
    <style:style style:name="T17" style:family="text">
      <style:text-properties officeooo:rsid="01083101"/>
    </style:style>
    <style:style style:name="T18" style:family="text">
      <style:text-properties officeooo:rsid="010aebe0"/>
    </style:style>
    <style:style style:name="T19" style:family="text">
      <style:text-properties officeooo:rsid="0114d070"/>
    </style:style>
    <style:style style:name="T20" style:family="text">
      <style:text-properties officeooo:rsid="011f4a4a"/>
    </style:style>
    <style:style style:name="T21" style:family="text">
      <style:text-properties officeooo:rsid="0126d0f0"/>
    </style:style>
    <style:style style:name="T22" style:family="text">
      <style:text-properties officeooo:rsid="01287e00"/>
    </style:style>
    <style:style style:name="T23" style:family="text">
      <style:text-properties officeooo:rsid="012c7ceb"/>
    </style:style>
    <style:style style:name="T24" style:family="text">
      <style:text-properties officeooo:rsid="012e4c8a"/>
    </style:style>
    <style:style style:name="T25" style:family="text">
      <style:text-properties officeooo:rsid="012efd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94784395299408">
          <table:table-cell table:style-name="Table2.A1" office:value-type="string">
            <text:p text:style-name="P15">A</text:p>
          </table:table-cell>
          <table:table-cell table:style-name="Table2.B1" office:value-type="string">
            <text:p text:style-name="P14"><text:span text:style-name="T1">Semaine du </text:span><text:span text:style-name="T17">27</text:span><text:span text:style-name="T1"> septembre 2021</text:span> </text:p>
          </table:table-cell>
        </table:table-row>
        <table:table-row table:style-name="TableLine94784396007616">
          <table:table-cell table:style-name="Table2.A2" office:value-type="string">
            <text:p text:style-name="P16">Séance 2</text:p>
          </table:table-cell>
          <table:table-cell table:style-name="Table2.B2" office:value-type="string">
            <text:p text:style-name="P10">Lundi <text:s text:c="11"/></text:p>
          </table:table-cell>
        </table:table-row>
        <table:table-row table:style-name="Table2.3">
          <table:table-cell table:style-name="Table2.A3" table:number-columns-spanned="2" office:value-type="string">
            <text:p text:style-name="P28">Prep punition prêtes à partir, <text:span text:style-name="T21">discipline !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23"/>
            <text:p text:style-name="P23">Act2, <text:span text:style-name="T18">vidéo à 21’</text:span></text:p>
            <text:p text:style-name="P20">6G <text:s text:c="135"/><text:span text:style-name="T4">9h15</text:span></text:p>
            <text:p text:style-name="P23"/>
            <text:p text:style-name="P23">23 élèves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35">Ramasser Adji+Andrès 2xR3</text:p>
            <text:p text:style-name="P26">act2Q1 corrigé mais expérience non faites</text:p>
            <text:p text:style-name="P20">5F <text:s text:c="134"/><text:span text:style-name="T4">10h15</text:span></text:p>
            <text:p text:style-name="P24"/>
            <text:p text:style-name="P24">24 élèves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27">act2Q1 corrigé mais expérience non faites</text:p>
            <text:p text:style-name="P29"><text:span text:style-name="T20">(</text:span>changer infantine de place<text:span text:style-name="T20">)</text:span></text:p>
            <text:p text:style-name="P20">5C <text:s text:c="134"/><text:span text:style-name="T4">11h25</text:span></text:p>
            <text:p text:style-name="P25"/>
            <text:p text:style-name="P25">23 élèves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31">A<text:span text:style-name="T22">ct1 </text:span>Cours copié </text:p>
            <text:p text:style-name="P20">5G <text:s text:c="134"/><text:span text:style-name="T4">12h25</text:span></text:p>
            <text:p text:style-name="P20"/>
            <text:p text:style-name="P30">23 <text:span text:style-name="T19">élèves</text:span>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32">Act2 + cours ok, act3 distribué</text:p>
            <text:p text:style-name="P20">5D, <text:s text:c="133"/><text:span text:style-name="T4">14h55</text:span></text:p>
            <text:p text:style-name="P20"/>
            <text:p text:style-name="P30">24 <text:span text:style-name="T19">élèves</text:span></text:p>
          </table:table-cell>
          <table:covered-table-cell/>
        </table:table-row>
        <table:table-row table:style-name="Table2.3">
          <table:table-cell table:style-name="Table2.A9" table:number-columns-spanned="2" office:value-type="string">
            <text:p text:style-name="P33">Djelika alexandre <text:span text:style-name="T23">sépar</text:span><text:span text:style-name="T24">é</text:span></text:p>
            <text:p text:style-name="P34">cours commencé à recopier ???? sinon à distribu<text:span text:style-name="T25">er...</text:span></text:p>
            <text:p text:style-name="P20">6A <text:s text:c="134"/><text:span text:style-name="T5">15h55</text:span></text:p>
            <text:p text:style-name="P30"/>
            <text:p text:style-name="P30">13 <text:span text:style-name="T19">élèves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4784396059008">
          <table:table-cell table:style-name="Table3.A1" table:number-columns-spanned="2" office:value-type="string">
            <text:p text:style-name="P10">Mardi</text:p>
          </table:table-cell>
          <table:covered-table-cell/>
        </table:table-row>
        <table:table-row table:style-name="Table3.2">
          <table:table-cell table:style-name="Table3.A2" table:number-columns-spanned="2" office:value-type="string">
            <text:p text:style-name="P2">6D <text:s text:c="134"/><text:span text:style-name="T6">14h55</text:span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2">5G1</text:p>
          </table:table-cell>
          <table:table-cell table:style-name="Table3.B3" office:value-type="string">
            <text:p text:style-name="P21">5G2 <text:s text:c="46"/><text:span text:style-name="T9">14h55-</text:span><text:span text:style-name="T11">15h55</text:span></text:p>
            <text:p text:style-name="P3"/>
          </table:table-cell>
        </table:table-row>
        <text:soft-page-break/>
        <table:table-row table:style-name="TableLine94784396076432">
          <table:table-cell table:style-name="Table3.A1" table:number-columns-spanned="2" office:value-type="string">
            <text:p text:style-name="P11"/>
            <text:p text:style-name="P11">Mercredi</text:p>
          </table:table-cell>
          <table:covered-table-cell/>
        </table:table-row>
        <table:table-row table:style-name="Table3.2">
          <table:table-cell table:style-name="Table3.A5" table:number-columns-spanned="2" office:value-type="string">
            <text:p text:style-name="P4">5H<text:span text:style-name="T7"> <text:s text:c="134"/></text:span><text:span text:style-name="T8">10h15</text:span>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4">6B<text:span text:style-name="T7"> <text:s text:c="134"/></text:span><text:span text:style-name="T8">11h25</text:span></text:p>
          </table:table-cell>
          <table:covered-table-cell/>
        </table:table-row>
        <table:table-row table:style-name="Table3.2">
          <table:table-cell table:style-name="Table3.A7" table:number-columns-spanned="2" office:value-type="string">
            <text:p text:style-name="P4">6H<text:span text:style-name="T7"> <text:s text:c="134"/></text:span><text:span text:style-name="T8">12h25</text:span></text:p>
          </table:table-cell>
          <table:covered-table-cell/>
        </table:table-row>
        <table:table-row table:style-name="TableLine94784428108752">
          <table:table-cell table:style-name="Table3.A1" table:number-columns-spanned="2" office:value-type="string">
            <text:p text:style-name="P12">Jeudi</text:p>
          </table:table-cell>
          <table:covered-table-cell/>
        </table:table-row>
        <table:table-row table:style-name="Table3.2">
          <table:table-cell table:style-name="Table3.A9" office:value-type="string">
            <text:p text:style-name="P5">5<text:span text:style-name="T2">F1 <text:s text:c="60"/></text:span></text:p>
          </table:table-cell>
          <table:table-cell table:style-name="Table3.B9" office:value-type="string">
            <text:p text:style-name="P9">5F2 <text:s text:c="46"/><text:span text:style-name="T9">14h55-</text:span><text:span text:style-name="T11">15h55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784396059760">
          <table:table-cell table:style-name="Table1.A1" table:number-columns-spanned="2" office:value-type="string">
            <text:p text:style-name="P13">Vendredi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6">6E<text:span text:style-name="T7"> <text:s text:c="134"/></text:span><text:span text:style-name="T10">14h55</text:span>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8">5C1</text:p>
          </table:table-cell>
          <table:table-cell table:style-name="Table1.B3" office:value-type="string">
            <text:p text:style-name="P7">5C2 <text:s text:c="45"/><text:span text:style-name="T11">15h55-</text:span><text:span text:style-name="T12">17h05</text:span></text:p>
          </table:table-cell>
        </table:table-row>
      </table:table>
      <text:p text:style-name="P17"/>
      <text:p text:style-name="P19">vérif plan de classe + rappel séance précédente</text:p>
      <text:p text:style-name="P18">6<text:span text:style-name="T13">e</text:span> séance 2 : <text:span text:style-name="T14">act énergie</text:span></text:p>
      <text:p text:style-name="P18"/>
      <text:p text:style-name="P18">5<text:span text:style-name="T13">e</text:span> s éance 2 : <text:span text:style-name="T15">act1 élec, matériel !</text:span></text:p>
      <text:p text:style-name="P18"/>
      <text:p text:style-name="P18">5<text:span text:style-name="T13">e</text:span> séance 3 : <text:span text:style-name="T16">fin act1, cours à recopier, act2 matériel2 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8M4S</meta:editing-duration>
    <meta:editing-cycles>181</meta:editing-cycles>
    <meta:generator>LibreOffice/7.2.1.2$Linux_X86_64 LibreOffice_project/20$Build-2</meta:generator>
    <meta:creation-date>2021-02-11T10:59:54.903285377</meta:creation-date>
    <meta:initial-creator>J Cercy</meta:initial-creator>
    <dc:date>2021-09-26T18:44:09.492416459</dc:date>
    <meta:document-statistic meta:table-count="3" meta:image-count="0" meta:object-count="0" meta:page-count="2" meta:paragraph-count="45" meta:word-count="141" meta:character-count="2434" meta:non-whitespace-character-count="652"/>
  </office:meta>
</office:document-meta>
</file>